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0E80000012C1F395272.png"/>
  <manifest:file-entry manifest:media-type="image/png" manifest:full-path="Pictures/1000020100000374000002C395C5D691.png"/>
  <manifest:file-entry manifest:media-type="image/png" manifest:full-path="Pictures/1000020100000374000002C3180636D2.png"/>
  <manifest:file-entry manifest:media-type="image/png" manifest:full-path="Pictures/1000020100000374000002C3C79A754E.png"/>
  <manifest:file-entry manifest:media-type="image/png" manifest:full-path="Pictures/1000020100000374000002C3323694AD.png"/>
  <manifest:file-entry manifest:media-type="image/png" manifest:full-path="Pictures/1000020100000374000002C353ABA376.png"/>
  <manifest:file-entry manifest:media-type="image/png" manifest:full-path="Pictures/1000020100000324000001FB8834D3C8.png"/>
  <manifest:file-entry manifest:media-type="image/png" manifest:full-path="Pictures/1000020100000374000002C38CF29DDD.png"/>
  <manifest:file-entry manifest:media-type="image/png" manifest:full-path="Pictures/10000000000000200000002000309F1C.png"/>
  <manifest:file-entry manifest:media-type="image/png" manifest:full-path="Pictures/10000201000003C90000011BC97602AD.png"/>
  <manifest:file-entry manifest:media-type="image/png" manifest:full-path="Pictures/1000020100000374000002C3EB90BC50.png"/>
  <manifest:file-entry manifest:media-type="image/jpeg" manifest:full-path="Pictures/1000000000000215000002BC1A91F00D.jpg"/>
  <manifest:file-entry manifest:media-type="image/png" manifest:full-path="Pictures/10000201000000C80000005A13364A7F.png"/>
  <manifest:file-entry manifest:media-type="image/png" manifest:full-path="Pictures/1000020100000374000002C37A555AD5.png"/>
  <manifest:file-entry manifest:media-type="image/png" manifest:full-path="Pictures/1000020100000374000002C3999505EF.png"/>
  <manifest:file-entry manifest:media-type="image/png" manifest:full-path="Pictures/1000020100000374000002C3DF1BAAE1.png"/>
  <manifest:file-entry manifest:media-type="image/png" manifest:full-path="Pictures/1000020100000374000002C3A775D890.png"/>
  <manifest:file-entry manifest:media-type="image/png" manifest:full-path="Pictures/100002010000033A0000034DA32545E8.png"/>
  <manifest:file-entry manifest:media-type="image/png" manifest:full-path="Pictures/1000020100000374000002C3DC5052ED.png"/>
  <manifest:file-entry manifest:media-type="image/png" manifest:full-path="Pictures/1000020100000374000002C363E1EEBD.png"/>
  <manifest:file-entry manifest:media-type="image/png" manifest:full-path="Pictures/1000020100000374000002C3D8C43D5C.png"/>
  <manifest:file-entry manifest:media-type="image/jpeg" manifest:full-path="Pictures/10000000000001F40000017F147EB8CF.jpg"/>
  <manifest:file-entry manifest:media-type="image/svg+xml" manifest:full-path="Pictures/20000001000006A40000083EE54888BC.svg"/>
  <manifest:file-entry manifest:media-type="image/png" manifest:full-path="Pictures/1000020100000324000001FB70A79597.png"/>
  <manifest:file-entry manifest:media-type="image/png" manifest:full-path="Pictures/1000020100000374000002C3019D6C15.png"/>
  <manifest:file-entry manifest:media-type="image/png" manifest:full-path="Pictures/1000000000000A42000005A041D43559.png"/>
  <manifest:file-entry manifest:media-type="image/png" manifest:full-path="Pictures/1000020100000096000000B00DF58A83.png"/>
  <manifest:file-entry manifest:media-type="image/png" manifest:full-path="Pictures/1000020100000374000002C3F51CBE34.png"/>
  <manifest:file-entry manifest:media-type="image/png" manifest:full-path="Pictures/1000020100000374000002C3F25BA5AA.png"/>
  <manifest:file-entry manifest:media-type="image/png" manifest:full-path="Pictures/1000020100000374000002C3F16E0582.png"/>
  <manifest:file-entry manifest:media-type="image/png" manifest:full-path="Pictures/1000020100000374000002C3082EF3A7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draw:shadow="visible" draw:shadow-offset-x="0.12cm" draw:shadow-offset-y="0.12cm" draw:shadow-color="#b3b3b3" draw:shadow-opacity="50%"/>
    </style:style>
    <style:style style:name="gr3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cm, 0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01cm, 3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01cm, 5.001cm, 0cm)" draw:image-opacity="100%" style:mirror="non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01cm, 0cm)" draw:image-opacity="100%" style:mirror="none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001cm, 0cm)" draw:image-opacity="100%" style:mirror="none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cm, 0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001cm, 0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cm, 7.999cm, 0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01cm, 6.309cm, 0cm)" draw:image-opacity="100%" style:mirror="none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3cm, 7.2cm, 0cm)" draw:image-opacity="100%" style:mirror="none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cm, 4.001cm, 6.5cm, 0cm)" draw:image-opacity="100%" style:mirror="none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3cm, 6.16cm, 2.76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41cm, 3.45cm, 0cm)" draw:image-opacity="100%" style:mirror="none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5cm, 0cm)" draw:image-opacity="100%" style:mirror="none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4.83cm, 0cm)" draw:image-opacity="100%" style:mirror="none"/>
    </style:style>
    <style:style style:name="gr4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56cm, 2.071cm, 0cm)" draw:image-opacity="100%" style:mirror="none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8cm, 4.14cm, 0cm)" draw:image-opacity="100%" style:mirror="none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211cm, 0cm)" draw:image-opacity="100%" style:mirror="none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end"/>
    </style:style>
    <style:style style:name="P3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margin-top="0cm" fo:margin-bottom="0.21cm" fo:text-align="start"/>
    </style:style>
    <style:style style:name="P9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0" style:family="paragraph">
      <style:text-properties fo:color="#bf1238" fo:font-size="28pt" style:font-size-asian="28pt" style:font-size-complex="28pt"/>
    </style:style>
    <style:style style:name="P11" style:family="paragraph"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01cm" fo:text-align="start"/>
    </style:style>
    <style:style style:name="P14" style:family="paragraph">
      <style:paragraph-properties fo:margin-top="0cm" fo:margin-bottom="0.11cm" fo:text-align="star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4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000000" fo:font-size="22pt" fo:text-shadow="none" style:font-size-asian="22pt" style:font-size-complex="22pt"/>
    </style:style>
    <style:style style:name="T10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1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12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13" style:family="text">
      <style:text-properties fo:color="#000000" fo:font-size="18pt" fo:text-shadow="none" style:font-size-asian="18pt" style:font-size-complex="18pt"/>
    </style:style>
    <style:style style:name="T14" style:family="text"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T15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16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17" style:family="text">
      <style:text-properties fo:color="#bf1238" fo:font-family="'DejaVu Sans'" style:font-style-name="Book" style:font-family-generic="swiss" fo:font-size="28pt" style:font-family-asian="'DejaVu Sans'" style:font-style-name-asian="Book" style:font-family-generic-asian="swiss" style:font-size-asian="28pt" style:font-family-complex="'DejaVu Sans'" style:font-style-name-complex="Book" style:font-family-generic-complex="swiss" style:font-size-complex="28pt"/>
    </style:style>
    <style:style style:name="T18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19" style:family="text">
      <style:text-properties fo:color="#000000" fo:font-family="'DejaVu Sans'" style:font-style-name="Book" style:font-family-generic="swiss" fo:font-size="24pt" fo:text-shadow="none" style:font-family-asian="'DejaVu Sans'" style:font-style-name-asian="Book" style:font-family-generic-asian="swiss" style:font-size-asian="24pt" style:font-family-complex="'DejaVu Sans'" style:font-style-name-complex="Book" style:font-family-generic-complex="swiss" style:font-size-complex="24pt"/>
    </style:style>
    <style:style style:name="T20" style:family="text">
      <style:text-properties fo:color="#000000" fo:font-family="'DejaVu Sans'" style:font-style-name="Book" style:font-family-generic="swiss" style:font-pitch="variable" fo:font-size="18pt" fo:text-shadow="none" style:font-family-asian="'DejaVu Sans'" style:font-style-name-asian="Book" style:font-family-generic-asian="swiss" style:font-size-asian="18pt" style:font-family-complex="'DejaVu Sans'" style:font-style-name-complex="Book" style:font-family-generic-complex="swiss" style:font-size-complex="18pt"/>
    </style:style>
    <style:style style:name="T21" style:family="text">
      <style:text-properties fo:color="#000000" fo:font-family="'DejaVu Sans'" style:font-style-name="Book" style:font-family-generic="swiss" fo:font-size="24pt" fo:text-shadow="none" fo:font-weight="normal" style:font-family-asian="'DejaVu Sans'" style:font-style-name-asian="Book" style:font-family-generic-asian="swiss" style:font-size-asian="24pt" style:font-weight-asian="normal" style:font-family-complex="'DejaVu Sans'" style:font-style-name-complex="Book" style:font-family-generic-complex="swiss" style:font-size-complex="24pt" style:font-weight-complex="normal"/>
    </style:style>
    <style:style style:name="T22" style:family="text">
      <style:text-properties fo:color="#000000" fo:font-family="'DejaVu Sans'" style:font-style-name="Book" style:font-family-generic="swiss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23" style:family="text">
      <style:text-properties fo:color="#000000" fo:font-family="'DejaVu Sans'" style:font-style-name="Book" style:font-family-generic="swiss" style:font-pitch="variable" fo:font-size="18pt" fo:text-shadow="none" fo:font-weight="normal" style:font-family-asian="'DejaVu Sans'" style:font-style-name-asian="Book" style:font-family-generic-asian="swiss" style:font-size-asian="18pt" style:font-weight-asian="normal" style:font-family-complex="'DejaVu Sans'" style:font-style-name-complex="Book" style:font-family-generic-complex="swiss" style:font-size-complex="18pt" style:font-weight-complex="normal"/>
    </style:style>
    <style:style style:name="T24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25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26" style:family="text">
      <style:text-properties style:use-window-font-color="true" fo:font-size="18pt" fo:text-shadow="none" fo:font-weight="bold" style:font-size-asian="18pt" style:font-weight-asian="bold" style:font-size-complex="18pt" style:font-weight-complex="bold"/>
    </style:style>
    <style:style style:name="T27" style:family="text">
      <style:text-properties fo:color="#bf1238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28" style:family="text">
      <style:text-properties fo:color="#bf1238" fo:font-family="'DejaVu Sans Mono'" style:font-family-generic="modern" style:font-pitch="fixed" fo:font-size="18pt" fo:text-shadow="none" style:font-size-asian="18pt" style:font-size-complex="18pt"/>
    </style:style>
    <style:style style:name="T29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0" style:family="text">
      <style:text-properties style:use-window-font-color="true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ffffff" fo:font-family="'DejaVu Sans Mono'" style:font-family-generic="modern" style:font-pitch="fixed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33" style:family="text">
      <style:text-properties fo:color="#bf1238" fo:font-family="'DejaVu Sans Mono'" style:font-family-generic="modern" style:font-pitch="fixed" fo:font-size="20pt" fo:text-shadow="none" fo:font-weight="normal" style:font-size-asian="20pt" style:font-weight-asian="normal" style:font-size-complex="20pt" style:font-weight-complex="normal"/>
    </style:style>
    <style:style style:name="T34" style:family="text">
      <style:text-properties style:use-window-font-color="true" fo:font-family="'DejaVu Sans'" style:font-family-generic="swiss" style:font-pitch="variable" fo:font-size="20pt" fo:text-shadow="none" fo:font-weight="normal" style:font-size-asian="20pt" style:font-weight-asian="normal" style:font-size-complex="20pt" style:font-weight-complex="normal"/>
    </style:style>
    <style:style style:name="T35" style:family="text">
      <style:text-properties style:use-window-font-color="true" fo:font-family="'DejaVu Sans'" style:font-family-generic="swiss" style:font-pitch="variabl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font-size="20pt" fo:text-shadow="none" style:font-size-asian="20pt" style:font-size-complex="20pt"/>
    </style:style>
    <style:style style:name="T37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38" style:family="text">
      <style:text-properties fo:color="#ffffff" fo:font-family="'DejaVu Sans Mono'" style:font-family-generic="modern" style:font-pitch="fixed" fo:font-size="14pt" fo:text-shadow="none" fo:font-weight="normal" style:font-size-asian="14pt" style:font-weight-asian="normal" style:font-size-complex="14pt" style:font-weight-complex="normal"/>
    </style:style>
    <style:style style:name="T39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01cm" svg:height="5cm" svg:x="0.33cm" svg:y="14cm">
          <text:p text:style-name="P2"><text:span text:style-name="T3">Philippe Latu / Université Toulouse 3 – Paul Sabat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.66cm" svg:height="2.33cm" svg:x="18.36cm" svg:y="9.66cm">
          <text:p text:style-name="P2"><text:span text:style-name="T4">inetdoc.net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4" draw:layer="layout" svg:width="6.2cm" svg:height="1.81cm" svg:x="17.6cm" svg:y="14.8cm">
          <draw:image xlink:href="Pictures/10000201000003C90000011BC97602AD.png" xlink:type="simple" xlink:show="embed" xlink:actuate="onLoad">
            <text:p/>
          </draw:image>
        </draw:frame>
        <draw:frame draw:style-name="gr5" draw:text-style-name="P4" draw:layer="layout" svg:width="3.907cm" svg:height="1.757cm" svg:x="13cm" svg:y="15cm">
          <draw:image xlink:href="Pictures/10000201000000C80000005A13364A7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3.33cm" svg:height="7.8cm" svg:x="0.66cm" svg:y="3.6cm">
          <text:list text:style-name="L2">
            <text:list-item>
              <text:p text:style-name="P8"><text:span text:style-name="T6">Séance 2 - Installation du Système GNU/Linux</text:span></text:p>
              <text:list>
                <text:list-item>
                  <text:list>
                    <text:list-item>
                      <text:p text:style-name="P8"><text:span text:style-name="T7">Identifier les étapes de l'installation</text:span></text:p>
                    </text:list-item>
                    <text:list-item>
                      <text:p text:style-name="P8"><text:span text:style-name="T7">Partitionnement et formatage d'un disque dur</text:span></text:p>
                    </text:list-item>
                    <text:list-item>
                      <text:p text:style-name="P8"><text:span text:style-name="T7">Installation du système de base</text:span></text:p>
                    </text:list-item>
                    <text:list-item>
                      <text:p text:style-name="P8"><text:span text:style-name="T7">choix des paquets d'applications</text:span></text:p>
                    </text:list-item>
                    <text:list-item>
                      <text:p text:style-name="P8"><text:span text:style-name="T7">Installation du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33.33cm" svg:height="6.2cm" svg:x="0.66cm" svg:y="11.8cm">
          <text:list text:style-name="L2">
            <text:list-item>
              <text:p text:style-name="P8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8"><text:span text:style-name="T7">Différents choix de partitionnement</text:span></text:p>
                    </text:list-item>
                    <text:list-item>
                      <text:p text:style-name="P8"><text:span text:style-name="T7">Différents choix d'organisation du stockage</text:span></text:p>
                      <text:list>
                        <text:list-item>
                          <text:p text:style-name="P8"><text:span text:style-name="T8">Unités de disque multiples avec ou sans redondance</text:span></text:p>
                        </text:list-item>
                        <text:list-item>
                          <text:p text:style-name="P8"><text:span text:style-name="T8">Gestion de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lan Introduction aux systèmes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3.33cm" svg:height="14.4cm" svg:x="0.66cm" svg:y="3.6cm">
          <text:list text:style-name="L2">
            <text:list-item>
              <text:p text:style-name="P8"><text:span text:style-name="T6">Séance en 3 étapes</text:span></text:p>
              <text:list>
                <text:list-item>
                  <text:list>
                    <text:list-item>
                      <text:p text:style-name="P8"><text:span text:style-name="T7">Installation du système de base Debian GNU/Linux</text:span></text:p>
                      <text:list>
                        <text:list-item>
                          <text:p text:style-name="P8"><text:span text:style-name="T9">Couches kernel et shell</text:span></text:p>
                        </text:list-item>
                        <text:list-item>
                          <text:p text:style-name="P8"><text:span text:style-name="T9">Gestionnaire de paquets</text:span></text:p>
                        </text:list-item>
                      </text:list>
                    </text:list-item>
                    <text:list-item>
                      <text:p text:style-name="P8"><text:span text:style-name="T7">Configuration système et choix des applications</text:span></text:p>
                      <text:list>
                        <text:list-item>
                          <text:p text:style-name="P8"><text:span text:style-name="T9">Couche application</text:span></text:p>
                        </text:list-item>
                        <text:list-item>
                          <text:p text:style-name="P8"><text:span text:style-name="T9">Deux comptes utilisateurs : </text:span></text:p>
                          <text:list>
                            <text:list-item>
                              <text:p text:style-name="P8"><text:span text:style-name="T8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"><text:span text:style-name="T7">Choix «macroscopique» de paquets</text:span></text:p>
                    </text:list-item>
                    <text:list-item>
                      <text:p text:style-name="P8"><text:span text:style-name="T7">Recensement des composants matériels</text:span></text:p>
                      <text:list>
                        <text:list-item>
                          <text:p text:style-name="P8"><text:span text:style-name="T9">Architecture : processeur &amp; RAM</text:span></text:p>
                        </text:list-item>
                        <text:list-item>
                          <text:p text:style-name="P8"><text:span text:style-name="T9">Liste des périphériques : bus PCI, USB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3cm" svg:height="7.12cm" svg:x="20.6cm" svg:y="10.6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3.33cm" svg:height="14.3cm" svg:x="0.66cm" svg:y="3.7cm">
          <text:list text:style-name="L2">
            <text:list-item>
              <text:p text:style-name="P8"><text:span text:style-name="T6">Installation avec une image ISO</text:span></text:p>
              <text:list>
                <text:list-item>
                  <text:list>
                    <text:list-item>
                      <text:p text:style-name="P8"><text:span text:style-name="T7">CD/DVD</text:span></text:p>
                      <text:list>
                        <text:list-item>
                          <text:p text:style-name="P8"><text:span text:style-name="T8">Accès réseau à faible débit</text:span></text:p>
                        </text:list-item>
                      </text:list>
                    </text:list-item>
                    <text:list-item>
                      <text:p text:style-name="P8"><text:span text:style-name="T7">Netinst</text:span></text:p>
                      <text:list>
                        <text:list-item>
                          <text:p text:style-name="P8"><text:span text:style-name="T9">Accès réseau nominal</text:span></text:p>
                        </text:list-item>
                      </text:list>
                    </text:list-item>
                    <text:list-item>
                      <text:p text:style-name="P8"><text:span text:style-name="T7">USB</text:span></text:p>
                      <text:list>
                        <text:list-item>
                          <text:p text:style-name="P8"><text:span text:style-name="T9">Dispositifs mobiles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"><text:span text:style-name="T6">Manuel d'installation</text:span></text:p>
              <text:list>
                <text:list-item>
                  <text:p text:style-name="P8"><text:span text:style-name="T8">http://d-i.alioth.debian.org/manual/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6.391cm" svg:height="16.509cm" svg:x="17.4cm" svg:y="2.66cm">
          <draw:image xlink:href="Pictures/100002010000033A0000034DA32545E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3.33cm" svg:height="14.7cm" svg:x="0.66cm" svg:y="3.5cm">
          <text:list text:style-name="L2">
            <text:list-item>
              <text:p text:style-name="P8"><text:span text:style-name="T6">Paramètres de la machine à connaître</text:span></text:p>
              <text:list>
                <text:list-item>
                  <text:list>
                    <text:list-item>
                      <text:p text:style-name="P8"><text:span text:style-name="T7">Architecture, Processeur &amp; RAM</text:span></text:p>
                      <text:list>
                        <text:list-item>
                          <text:p text:style-name="P8"><text:span text:style-name="T8">http://en.wikipedia.org/wiki/HyperTransport</text:span></text:p>
                        </text:list-item>
                      </text:list>
                    </text:list-item>
                    <text:list-item>
                      <text:p text:style-name="P8"><text:span text:style-name="T7">Stockage</text:span></text:p>
                      <text:list>
                        <text:list-item>
                          <text:p text:style-name="P8"><text:span text:style-name="T8">Capacité, Technologies de disques, Performances</text:span></text:p>
                        </text:list-item>
                      </text:list>
                    </text:list-item>
                    <text:list-item>
                      <text:p text:style-name="P8"><text:span text:style-name="T7">Gestion du stockage</text:span></text:p>
                      <text:list>
                        <text:list-item>
                          <text:p text:style-name="P8"><text:span text:style-name="T8">Types &amp; nombre des partitions (swap)</text:span></text:p>
                        </text:list-item>
                        <text:list-item>
                          <text:p text:style-name="P8"><text:span text:style-name="T8">Systèmes de fichiers, Redondance (RAID), Gestion de volumes logiques (LVM) </text:span></text:p>
                        </text:list-item>
                      </text:list>
                    </text:list-item>
                    <text:list-item>
                      <text:p text:style-name="P8"><text:span text:style-name="T7">Réseau</text:span></text:p>
                      <text:list>
                        <text:list-item>
                          <text:p text:style-name="P8"><text:span text:style-name="T8">Modèles &amp; nombre des interfaces</text:span></text:p>
                        </text:list-item>
                        <text:list-item>
                          <text:p text:style-name="P8"><text:span text:style-name="T8">Configuration DHCP ou statique</text:span></text:p>
                        </text:list-item>
                      </text:list>
                    </text:list-item>
                    <text:list-item>
                      <text:p text:style-name="P8"><text:span text:style-name="T7">Graphique</text:span></text:p>
                      <text:list>
                        <text:list-item>
                          <text:p text:style-name="P8"><text:span text:style-name="T8">Modèle &amp; performances du GPU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0cm" svg:height="7.66cm" svg:x="22.9cm" svg:y="3.44cm">
          <draw:image xlink:href="Pictures/10000000000001F40000017F147EB8CF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3.33cm" svg:height="13.7cm" svg:x="0.66cm" svg:y="3.7cm">
          <text:list text:style-name="L2">
            <text:list-item>
              <text:p text:style-name="P8"><text:span text:style-name="T6">Installation en 2 étapes</text:span></text:p>
              <text:list>
                <text:list-item>
                  <text:list>
                    <text:list-item>
                      <text:p text:style-name="P8"><text:span text:style-name="T10">Le système de base</text:span></text:p>
                      <text:list>
                        <text:list-item>
                          <text:p text:style-name="P8"><text:span text:style-name="T9">Noyau &amp; modules</text:span></text:p>
                        </text:list-item>
                        <text:list-item>
                          <text:p text:style-name="P8"><text:span text:style-name="T9">Shell</text:span></text:p>
                        </text:list-item>
                        <text:list-item>
                          <text:p text:style-name="P8"><text:span text:style-name="T9">Partitionnement, Formatage et Montage du système de fichiers</text:span></text:p>
                        </text:list-item>
                        <text:list-item>
                          <text:p text:style-name="P8"><text:span text:style-name="T9">Gestionnaire de paquets &amp; outils associés</text:span></text:p>
                        </text:list-item>
                      </text:list>
                    </text:list-item>
                    <text:list-item>
                      <text:p text:style-name="P8"><text:span text:style-name="T10">Les paquets</text:span></text:p>
                      <text:list>
                        <text:list-item>
                          <text:p text:style-name="P8"><text:span text:style-name="T9">Chaîne(s) de développement</text:span></text:p>
                        </text:list-item>
                        <text:list-item>
                          <text:p text:style-name="P8"><text:span text:style-name="T9">Services Internet</text:span></text:p>
                        </text:list-item>
                        <text:list-item>
                          <text:p text:style-name="P8"><text:span text:style-name="T11">Interfaces graphiques utilisateur (GUIs)</text:span></text:p>
                        </text:list-item>
                        <text:list-item>
                          <text:p text:style-name="P8"><text:span text:style-name="T11">Application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3cm" svg:height="7.12cm" svg:x="20.7cm" svg:y="10.1cm">
          <draw:image xlink:href="Pictures/1000000000000A42000005A041D43559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4.16cm" svg:height="15cm" svg:x="10.7cm" svg:y="3.33cm">
          <draw:image xlink:href="Pictures/1000020100000324000001FB70A79597.png" xlink:type="simple" xlink:show="embed" xlink:actuate="onLoad">
            <text:p/>
          </draw:image>
        </draw:frame>
        <draw:custom-shape draw:style-name="gr18" draw:text-style-name="P9" draw:layer="layout" svg:width="10.54cm" svg:height="13.7cm" svg:x="0.66cm" svg:y="3.7cm">
          <text:list text:style-name="L2">
            <text:list-item>
              <text:p text:style-name="P8"><text:span text:style-name="T6">1er écran + &lt;F1&gt;</text:span></text:p>
              <text:list>
                <text:list-item>
                  <text:list>
                    <text:list-item>
                      <text:p text:style-name="P8"><text:span text:style-name="T12">Fonctions </text:span></text:p>
                      <text:p text:style-name="P8"><text:span text:style-name="T12">disponibles</text:span></text:p>
                    </text:list-item>
                    <text:list-item>
                      <text:p text:style-name="P8"><text:span text:style-name="T12">&lt;F4&gt; </text:span><text:span text:style-name="T11">rescue mode</text:span></text:p>
                      <text:list>
                        <text:list-item>
                          <text:p text:style-name="P8"><text:span text:style-name="T11">Accès au système</text:span></text:p>
                          <text:p text:style-name="P8"><text:span text:style-name="T11">de fichiers après </text:span></text:p>
                          <text:p text:style-name="P8"><text:span text:style-name="T11">chargement du</text:span></text:p>
                          <text:p text:style-name="P8"><text:span text:style-name="T11">noyau du media</text:span></text:p>
                          <text:p text:style-name="P8"><text:span text:style-name="T11">d'installat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10.54cm" svg:height="13.7cm" svg:x="0.66cm" svg:y="3.7cm">
          <text:list text:style-name="L2">
            <text:list-item>
              <text:p text:style-name="P8"><text:span text:style-name="T6">Méthodes</text:span></text:p>
              <text:p text:style-name="P8"><text:span text:style-name="T6">d'installation</text:span></text:p>
              <text:list>
                <text:list-item>
                  <text:list>
                    <text:list-item>
                      <text:p text:style-name="P8"><text:span text:style-name="T12">Console</text:span></text:p>
                    </text:list-item>
                    <text:list-item>
                      <text:p text:style-name="P8"><text:span text:style-name="T12">Graphique</text:span></text:p>
                    </text:list-item>
                    <text:list-item>
                      <text:p text:style-name="P8"><text:span text:style-name="T11">Niveau exper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24.16cm" svg:height="15cm" svg:x="10.815cm" svg:y="3.061cm">
          <draw:image xlink:href="Pictures/1000020100000324000001FB8834D3C8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8.64cm" svg:height="13.7cm" svg:x="0.56cm" svg:y="3.7cm">
          <text:list text:style-name="L2">
            <text:list-item>
              <text:p text:style-name="P8"><text:span text:style-name="T6">Langues &amp;</text:span></text:p>
              <text:p text:style-name="P8"><text:span text:style-name="T6">clavier</text:span></text:p>
            </text:list-item>
            <text:list-item>
              <text:p text:style-name="P8"><text:span text:style-name="T9">Langue</text:span></text:p>
            </text:list-item>
            <text:list-item>
              <text:p text:style-name="P8"><text:span text:style-name="T11">Situation </text:span></text:p>
              <text:p text:style-name="P8"><text:span text:style-name="T11">géographique</text:span></text:p>
            </text:list-item>
            <text:list-item>
              <text:p text:style-name="P8"><text:span text:style-name="T11">Clavi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4" draw:layer="layout" svg:width="22.861cm" svg:height="14.059cm" svg:x="8.9cm" svg:y="2.871cm">
          <draw:image xlink:href="Pictures/1000020100000374000002C3F16E0582.png" xlink:type="simple" xlink:show="embed" xlink:actuate="onLoad">
            <text:p/>
          </draw:image>
        </draw:frame>
        <draw:frame draw:style-name="gr22" draw:text-style-name="P4" draw:layer="layout" svg:width="16.16cm" svg:height="14.059cm" svg:x="15.908cm" svg:y="3.059cm">
          <draw:image xlink:href="Pictures/1000020100000374000002C3DF1BAAE1.png" xlink:type="simple" xlink:show="embed" xlink:actuate="onLoad">
            <text:p/>
          </draw:image>
        </draw:frame>
        <draw:frame draw:style-name="gr23" draw:text-style-name="P4" draw:layer="layout" svg:width="13.71cm" svg:height="11.448cm" svg:x="19.875cm" svg:y="6.476cm">
          <draw:image xlink:href="Pictures/1000020100000374000002C3A775D89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8.64cm" svg:height="13.7cm" svg:x="0.56cm" svg:y="3.7cm">
          <text:list text:style-name="L2">
            <text:list-item>
              <text:p text:style-name="P8"><text:span text:style-name="T6">Configuration</text:span></text:p>
              <text:p text:style-name="P8"><text:span text:style-name="T6">réseau</text:span></text:p>
            </text:list-item>
            <text:list-item>
              <text:p text:style-name="P8"><text:span text:style-name="T9">Automatique ou</text:span></text:p>
              <text:p text:style-name="P8"><text:span text:style-name="T9">manuelle</text:span></text:p>
            </text:list-item>
            <text:list-item>
              <text:p text:style-name="P8"><text:span text:style-name="T11">Serveur de noms</text:span></text:p>
              <text:p text:style-name="P8"><text:span text:style-name="T11">de domain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4" draw:layer="layout" svg:width="22.81cm" svg:height="12.748cm" svg:x="9.059cm" svg:y="2.834cm">
          <draw:image xlink:href="Pictures/1000020100000374000002C3323694AD.png" xlink:type="simple" xlink:show="embed" xlink:actuate="onLoad">
            <text:p/>
          </draw:image>
        </draw:frame>
        <draw:frame draw:style-name="gr26" draw:text-style-name="P4" draw:layer="layout" svg:width="22.861cm" svg:height="10.148cm" svg:x="11.8cm" svg:y="8.326cm">
          <draw:image xlink:href="Pictures/1000020100000374000002C37A555AD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8.64cm" svg:height="14.7cm" svg:x="0.56cm" svg:y="3.7cm">
          <text:list text:style-name="L2">
            <text:list-item>
              <text:p text:style-name="P8"><text:span text:style-name="T7">Comptes </text:span></text:p>
              <text:p text:style-name="P8"><text:span text:style-name="T7">utilisateur</text:span></text:p>
            </text:list-item>
            <text:list-item>
              <text:p text:style-name="P8"><text:span text:style-name="T8">Super utilisateur</text:span></text:p>
              <text:p text:style-name="P8"><text:span text:style-name="T13">→ </text:span><text:span text:style-name="T13">mot de passe</text:span></text:p>
              <text:p text:style-name="P8"><text:span text:style-name="T13">uniquement</text:span></text:p>
              <text:p text:style-name="P8"><text:span text:style-name="T13">→ </text:span><text:span text:style-name="T13">nom de connexion</text:span></text:p>
              <text:p text:style-name="P8"><text:span text:style-name="T13">défini par défaut :</text:span></text:p>
              <text:p text:style-name="P8"><text:span text:style-name="T14">root</text:span></text:p>
            </text:list-item>
            <text:list-item>
              <text:p text:style-name="P8"><text:span text:style-name="T15">Utilisateur normal</text:span></text:p>
              <text:p text:style-name="P8"><text:span text:style-name="T16">→ </text:span><text:span text:style-name="T16">nom complet,</text:span></text:p>
              <text:p text:style-name="P8"><text:span text:style-name="T16">identifiant et mot de</text:span></text:p>
              <text:p text:style-name="P8"><text:span text:style-name="T16">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4" draw:layer="layout" svg:width="22.81cm" svg:height="15.359cm" svg:x="8.811cm" svg:y="2.749cm">
          <draw:image xlink:href="Pictures/1000020100000374000002C3EB90BC50.png" xlink:type="simple" xlink:show="embed" xlink:actuate="onLoad">
            <text:p/>
          </draw:image>
        </draw:frame>
        <draw:frame draw:style-name="gr29" draw:text-style-name="P4" draw:layer="layout" svg:width="22.81cm" svg:height="8.848cm" svg:x="11.625cm" svg:y="7.076cm">
          <draw:image xlink:href="Pictures/1000020100000374000002C353ABA376.png" xlink:type="simple" xlink:show="embed" xlink:actuate="onLoad">
            <text:p/>
          </draw:image>
        </draw:frame>
        <draw:frame draw:style-name="gr30" draw:text-style-name="P4" draw:layer="layout" svg:width="18.91cm" svg:height="7.559cm" svg:x="14.615cm" svg:y="10.32cm">
          <draw:image xlink:href="Pictures/1000020100000374000002C3C79A754E.png" xlink:type="simple" xlink:show="embed" xlink:actuate="onLoad">
            <text:p/>
          </draw:image>
        </draw:frame>
        <draw:frame draw:style-name="gr31" draw:text-style-name="P4" draw:layer="layout" svg:width="16.31cm" svg:height="9.75cm" svg:x="17.6cm" svg:y="6.1cm">
          <draw:image xlink:href="Pictures/1000020100000374000002C3D8C43D5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&lt;numéro&gt;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9" draw:layer="layout" svg:width="8.64cm" svg:height="13.7cm" svg:x="0.56cm" svg:y="3.7cm">
          <text:list text:style-name="L2">
            <text:list-item>
              <text:p text:style-name="P8"><text:span text:style-name="T6">Partitions</text:span></text:p>
            </text:list-item>
            <text:list-item>
              <text:p text:style-name="P8"><text:span text:style-name="T9">Choix unité(s) de</text:span></text:p>
              <text:p text:style-name="P8"><text:span text:style-name="T9">disque</text:span></text:p>
            </text:list-item>
            <text:list-item>
              <text:p text:style-name="P8"><text:span text:style-name="T11">Choix partitions</text:span></text:p>
              <text:p text:style-name="P8"><text:span text:style-name="T16">LVM (Logical Volume</text:span></text:p>
              <text:p text:style-name="P8"><text:span text:style-name="T16">Manager)</text:span></text:p>
              <text:p text:style-name="P8"><text:span text:style-name="T16">RAID (Redundant</text:span></text:p>
              <text:p text:style-name="P8"><text:span text:style-name="T16">Array of independant</text:span></text:p>
              <text:p text:style-name="P8"><text:span text:style-name="T16">Disk)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4" draw:layer="layout" svg:width="22.81cm" svg:height="12.748cm" svg:x="8.811cm" svg:y="2.695cm">
          <draw:image xlink:href="Pictures/1000020100000374000002C3999505EF.png" xlink:type="simple" xlink:show="embed" xlink:actuate="onLoad">
            <text:p/>
          </draw:image>
        </draw:frame>
        <draw:frame draw:style-name="gr33" draw:text-style-name="P4" draw:layer="layout" svg:width="18.91cm" svg:height="5.739cm" svg:x="10.4cm" svg:y="3.261cm">
          <draw:image xlink:href="Pictures/1000020100000374000002C3F25BA5AA.png" xlink:type="simple" xlink:show="embed" xlink:actuate="onLoad">
            <text:p/>
          </draw:image>
        </draw:frame>
        <draw:frame draw:style-name="gr34" draw:text-style-name="P4" draw:layer="layout" svg:width="17.61cm" svg:height="5.349cm" svg:x="15.59cm" svg:y="5.18cm">
          <draw:image xlink:href="Pictures/1000020100000374000002C363E1EEBD.png" xlink:type="simple" xlink:show="embed" xlink:actuate="onLoad">
            <text:p/>
          </draw:image>
        </draw:frame>
        <draw:frame draw:style-name="gr35" draw:text-style-name="P4" draw:layer="layout" svg:width="14.8cm" svg:height="8.088cm" svg:x="17.4cm" svg:y="10.3cm">
          <draw:image xlink:href="Pictures/1000020100000374000002C3180636D2.png" xlink:type="simple" xlink:show="embed" xlink:actuate="onLoad">
            <text:p/>
          </draw:image>
        </draw:frame>
        <draw:frame draw:style-name="gr36" draw:text-style-name="P10" draw:layer="layout" svg:width="1.717cm" svg:height="2.468cm" svg:x="8.9cm" svg:y="9.6cm">
          <draw:text-box>
            <text:p><text:span text:style-name="T17">①</text:span></text:p>
          </draw:text-box>
        </draw:frame>
        <draw:frame draw:style-name="gr36" draw:text-style-name="P10" draw:layer="layout" svg:width="1.717cm" svg:height="2.468cm" svg:x="10.601cm" svg:y="5.8cm">
          <draw:text-box>
            <text:p><text:span text:style-name="T17">②</text:span></text:p>
          </draw:text-box>
        </draw:frame>
        <draw:frame draw:style-name="gr36" draw:text-style-name="P10" draw:layer="layout" svg:width="1.717cm" svg:height="2.468cm" svg:x="15.702cm" svg:y="7.6cm">
          <draw:text-box>
            <text:p><text:span text:style-name="T17">③</text:span></text:p>
          </draw:text-box>
        </draw:frame>
        <draw:frame draw:style-name="gr36" draw:text-style-name="P10" draw:layer="layout" svg:width="1.717cm" svg:height="2.468cm" svg:x="17.503cm" svg:y="16.3cm">
          <draw:text-box>
            <text:p><text:span text:style-name="T17">④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7" draw:text-style-name="P9" draw:layer="layout" svg:width="33.33cm" svg:height="14.3cm" svg:x="0.66cm" svg:y="3.6cm">
          <text:list text:style-name="L2">
            <text:list-item>
              <text:p text:style-name="P8"><text:span text:style-name="T7">/ → racine du système de fichiers</text:span></text:p>
              <text:list>
                <text:list-item>
                  <text:list>
                    <text:list-item>
                      <text:p text:style-name="P8"><text:span text:style-name="T8">Taille réduite</text:span></text:p>
                    </text:list-item>
                    <text:list-item>
                      <text:p text:style-name="P8"><text:span text:style-name="T8">Fichiers de configuration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2">/boot → noyau + gestionnaire d'amorce</text:span></text:p>
              <text:list>
                <text:list-item>
                  <text:list>
                    <text:list-item>
                      <text:p text:style-name="P8"><text:span text:style-name="T15">Taille réduite</text:span></text:p>
                    </text:list-item>
                    <text:list-item>
                      <text:p text:style-name="P8"><text:span text:style-name="T15">Dépend du nombre de noyaux différents présents sur le système</text:span></text:p>
                    </text:list-item>
                    <text:list-item>
                      <text:p text:style-name="P8"><text:span text:style-name="T15">Configuration du gestionnaire d'amorce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8">swap → espace d'échange mémoire sur disque</text:span></text:p>
              <text:list>
                <text:list-item>
                  <text:list>
                    <text:list-item>
                      <text:p text:style-name="P8"><text:span text:style-name="T15">Taille = quantité de RAM</text:span></text:p>
                    </text:list-item>
                    <text:list-item>
                      <text:p text:style-name="P8"><text:span text:style-name="T15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8">/tmp → fichiers temporaires</text:span></text:p>
              <text:list>
                <text:list-item>
                  <text:list>
                    <text:list-item>
                      <text:p text:style-name="P8"><text:span text:style-name="T15">Taille réduite</text:span></text:p>
                    </text:list-item>
                    <text:list-item>
                      <text:p text:style-name="P8"><text:span text:style-name="T15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33.33cm" svg:height="14.4cm" svg:x="0.66cm" svg:y="3.6cm">
          <text:list text:style-name="L2">
            <text:list-item>
              <text:p text:style-name="P8"><text:span text:style-name="T7">/usr → système d'exploitation &amp; applications</text:span></text:p>
              <text:list>
                <text:list-item>
                  <text:list>
                    <text:list-item>
                      <text:p text:style-name="P8"><text:span text:style-name="T8">Taille moyenne sur serveur | importante sur poste client</text:span></text:p>
                    </text:list-item>
                    <text:list-item>
                      <text:p text:style-name="P8"><text:span text:style-name="T8">/usr → fichiers d'applications fournies sous forme de paquets</text:span></text:p>
                    </text:list-item>
                    <text:list-item>
                      <text:p text:style-name="P8"><text:span text:style-name="T8">/usr/local → fichiers d'applications ajoutées manuellement</text:span></text:p>
                    </text:list-item>
                  </text:list>
                </text:list-item>
              </text:list>
            </text:list-item>
            <text:list-item>
              <text:p text:style-name="P8"><text:span text:style-name="T12">/var → données des services</text:span></text:p>
              <text:list>
                <text:list-item>
                  <text:list>
                    <text:list-item>
                      <text:p text:style-name="P8"><text:span text:style-name="T15">Taille … fonction du nombre et de la nature des services utilisés</text:span></text:p>
                    </text:list-item>
                    <text:list-item>
                      <text:p text:style-name="P8"><text:span text:style-name="T15">Gros besoins en stockage</text:span></text:p>
                      <text:list>
                        <text:list-item>
                          <text:p text:style-name="P8"><text:span text:style-name="T16">Bases de données</text:span></text:p>
                        </text:list-item>
                        <text:list-item>
                          <text:p text:style-name="P8"><text:span text:style-name="T16">Services Web</text:span></text:p>
                        </text:list-item>
                        <text:list-item>
                          <text:p text:style-name="P8"><text:span text:style-name="T16">Supervision</text:span></text:p>
                        </text:list-item>
                        <text:list-item>
                          <text:p text:style-name="P8"><text:span text:style-name="T16">Journalisation</text:span></text:p>
                        </text:list-item>
                      </text:list>
                    </text:list-item>
                    <text:list-item>
                      <text:p text:style-name="P8"><text:span text:style-name="T15">Faibles besoins en stockage</text:span></text:p>
                      <text:list>
                        <text:list-item>
                          <text:p text:style-name="P8"><text:span text:style-name="T16">Routeurs</text:span></text:p>
                        </text:list-item>
                        <text:list-item>
                          <text:p text:style-name="P8"><text:span text:style-name="T16">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33.33cm" svg:height="9.4cm" svg:x="0.66cm" svg:y="3.6cm">
          <text:list text:style-name="L2">
            <text:list-item>
              <text:p text:style-name="P8"><text:span text:style-name="T7">/home → données des utilisateurs</text:span></text:p>
              <text:list>
                <text:list-item>
                  <text:list>
                    <text:list-item>
                      <text:p text:style-name="P8"><text:span text:style-name="T8">Taille … fonction du nombre d'utilisateurs</text:span></text:p>
                    </text:list-item>
                    <text:list-item>
                      <text:p text:style-name="P8"><text:span text:style-name="T8">Gros besoins en stockage</text:span></text:p>
                      <text:list>
                        <text:list-item>
                          <text:p text:style-name="P8"><text:span text:style-name="T16">Courrier électronique</text:span></text:p>
                        </text:list-item>
                        <text:list-item>
                          <text:p text:style-name="P8"><text:span text:style-name="T16">Données hébergées</text:span></text:p>
                        </text:list-item>
                        <text:list-item>
                          <text:p text:style-name="P8"><text:span text:style-name="T16">Profils utilisateurs</text:span></text:p>
                        </text:list-item>
                      </text:list>
                    </text:list-item>
                    <text:list-item>
                      <text:p text:style-name="P8"><text:span text:style-name="T15">Faibles besoins en stockage</text:span></text:p>
                      <text:list>
                        <text:list-item>
                          <text:p text:style-name="P8"><text:span text:style-name="T16">Deux comptes utilisateurs issus de l'installation du système de base</text:span></text:p>
                        </text:list-item>
                        <text:list-item>
                          <text:p text:style-name="P8"><text:span text:style-name="T16">Routeurs &amp; Pare-feux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9" draw:layer="layout" svg:width="33.33cm" svg:height="4.4cm" svg:x="0.66cm" svg:y="13.4cm">
          <text:list text:style-name="L2">
            <text:list-item>
              <text:p text:style-name="P8"><text:span text:style-name="T7">Répertoires utilisateurs</text:span></text:p>
              <text:list>
                <text:list-item>
                  <text:list>
                    <text:list-item>
                      <text:p text:style-name="P8"><text:span text:style-name="T8">Superutilisateur = root → /root</text:span></text:p>
                    </text:list-item>
                    <text:list-item>
                      <text:p text:style-name="P8"><text:span text:style-name="T8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1" draw:text-style-name="P9" draw:layer="layout" svg:width="33.33cm" svg:height="14.4cm" svg:x="0.66cm" svg:y="3.6cm">
          <text:list text:style-name="L2">
            <text:list-item>
              <text:p text:style-name="P8"><text:span text:style-name="T7">Stratégies de partitionnement</text:span></text:p>
              <text:list>
                <text:list-item>
                  <text:list>
                    <text:list-item>
                      <text:p text:style-name="P8"><text:span text:style-name="T8">Tout dans une seule partition (recommandé pour les débutants)</text:span></text:p>
                      <text:list>
                        <text:list-header>
                          <text:p text:style-name="P8"><text:span text:style-name="T19">⊕</text:span><text:span text:style-name="T13"> </text:span><text:span text:style-name="T13">aucune question sur l'espace de stockage lors de l'installation</text:span></text:p>
                          <text:p text:style-name="P8"><text:span text:style-name="T19">⊝</text:span><text:span text:style-name="T20"> </text:span><text:span text:style-name="T20">aucune évolution possible de l'espace de stockage</text:span></text:p>
                        </text:list-header>
                      </text:list>
                    </text:list-item>
                    <text:list-item>
                      <text:p text:style-name="P8"><text:span text:style-name="T8">Partition /home séparée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données utilisateur isolées du système</text:span></text:p>
                          <text:p text:style-name="P8"><text:span text:style-name="T21">⊝</text:span><text:span text:style-name="T23"> </text:span><text:span text:style-name="T23">aucune évolution possible pour les autres espaces de stockage</text:span></text:p>
                        </text:list-header>
                      </text:list>
                    </text:list-item>
                    <text:list-item>
                      <text:p text:style-name="P8"><text:span text:style-name="T15">Partitions /home, /usr, /var et /tmp séparées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espaces de stockage indépendants</text:span></text:p>
                          <text:p text:style-name="P8"><text:span text:style-name="T21">⊕</text:span><text:span text:style-name="T22"> </text:span><text:span text:style-name="T22">redimensionnement et/ou déplacement possible de chaque espace</text:span></text:p>
                          <text:p text:style-name="P8"><text:span text:style-name="T21">⊝</text:span><text:span text:style-name="T23"> </text:span><text:span text:style-name="T23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Partitions &amp; montag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2" draw:text-style-name="P9" draw:layer="layout" svg:width="33.33cm" svg:height="14.4cm" svg:x="0.66cm" svg:y="3.5cm">
          <text:list text:style-name="L2">
            <text:list-item>
              <text:p text:style-name="P8"><text:span text:style-name="T7">Choix des systèmes de fichiers</text:span></text:p>
              <text:list>
                <text:list-item>
                  <text:list>
                    <text:list-item>
                      <text:p text:style-name="P8"><text:span text:style-name="T8">Ext(2|3|4) → Système historique GNU/Linux</text:span></text:p>
                      <text:list>
                        <text:list-header>
                          <text:p text:style-name="P8"><text:span text:style-name="T19">⊕</text:span><text:span text:style-name="T13"> </text:span><text:span text:style-name="T13">Fiabilité éprouvée et reconnue depuis longtemps</text:span></text:p>
                          <text:p text:style-name="P8"><text:span text:style-name="T19">⊝</text:span><text:span text:style-name="T20"> </text:span><text:span text:style-name="T20">Selon Theodore Ts'o, technologie au terme de son évolution</text:span></text:p>
                        </text:list-header>
                      </text:list>
                    </text:list-item>
                    <text:list-item>
                      <text:p text:style-name="P8"><text:span text:style-name="T8">BTRFS → Système en devenir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Bénéficie des dernières avancées techniques</text:span></text:p>
                          <text:p text:style-name="P8"><text:span text:style-name="T21">⊝</text:span><text:span text:style-name="T23"> </text:span><text:span text:style-name="T23">Beaucoup trop récent pour être déployé à grande échelle</text:span></text:p>
                        </text:list-header>
                      </text:list>
                    </text:list-item>
                    <text:list-item>
                      <text:p text:style-name="P8"><text:span text:style-name="T15">XFS → Système adapté aux «grands volumes»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Fiabilité éprouvée et reconnue depuis longtemps</text:span></text:p>
                          <text:p text:style-name="P8"><text:span text:style-name="T21">⊝</text:span><text:span text:style-name="T23"> </text:span><text:span text:style-name="T23">Lenteur des opérations sur les métadonnées</text:span></text:p>
                        </text:list-header>
                      </text:list>
                    </text:list-item>
                    <text:list-item>
                      <text:p text:style-name="P8"><text:span text:style-name="T8">FAT(16|32) → Plus (petit|ancien) dénominateur commun</text:span></text:p>
                      <text:list>
                        <text:list-header>
                          <text:p text:style-name="P8"><text:span text:style-name="T21">⊕</text:span><text:span text:style-name="T22"> </text:span><text:span text:style-name="T22">Très répandu dans les dispositifs mobiles</text:span></text:p>
                          <text:p text:style-name="P8"><text:span text:style-name="T21">⊝</text:span><text:span text:style-name="T23"> </text:span><text:span text:style-name="T23">Obsolèt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8"><text:span text:style-name="T2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4" draw:layer="layout" svg:width="7.929cm" svg:height="13.47cm" svg:x="24.071cm" svg:y="3cm">
          <draw:image xlink:href="Pictures/1000020100000374000002C3019D6C1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4" draw:text-style-name="P9" draw:layer="layout" svg:width="33.33cm" svg:height="13.1cm" svg:x="0.66cm" svg:y="3.7cm">
          <text:list text:style-name="L2">
            <text:list-item>
              <text:p text:style-name="P8"><text:span text:style-name="T6">APT : Advanced Package Tool</text:span></text:p>
              <text:list>
                <text:list-item>
                  <text:list>
                    <text:list-item>
                      <text:p text:style-name="P8"><text:span text:style-name="T24">Choix du miroir → réseau → zone géographiqu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4" draw:layer="layout" svg:width="22.861cm" svg:height="9.51cm" svg:x="1.339cm" svg:y="5.6cm">
          <draw:image xlink:href="Pictures/1000020100000374000002C38CF29DDD.png" xlink:type="simple" xlink:show="embed" xlink:actuate="onLoad">
            <text:p/>
          </draw:image>
        </draw:frame>
        <draw:frame draw:style-name="gr46" draw:text-style-name="P4" draw:layer="layout" svg:width="9.08cm" svg:height="11.679cm" svg:x="15.8cm" svg:y="5.4cm">
          <draw:image xlink:href="Pictures/1000020100000374000002C3F51CBE34.png" xlink:type="simple" xlink:show="embed" xlink:actuate="onLoad">
            <text:p/>
          </draw:image>
        </draw:frame>
        <draw:frame draw:style-name="gr47" draw:text-style-name="P4" draw:layer="layout" svg:width="9.08cm" svg:height="15.258cm" svg:x="23.72cm" svg:y="2.66cm">
          <draw:image xlink:href="Pictures/1000020100000374000002C3082EF3A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figuration gestionnaire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48" draw:text-style-name="P9" draw:layer="layout" svg:width="33.33cm" svg:height="6.5cm" svg:x="0.66cm" svg:y="3.7cm">
          <text:list text:style-name="L2">
            <text:list-item>
              <text:p text:style-name="P8"><text:span text:style-name="T6">APT : Advanced Package Tool</text:span></text:p>
              <text:list>
                <text:list-item>
                  <text:list>
                    <text:list-item>
                      <text:p text:style-name="P8"><text:span text:style-name="T24">Choix «macroscopique» du jeu de paquets à installer</text:span></text:p>
                      <text:list>
                        <text:list-item>
                          <text:p text:style-name="P8"><text:span text:style-name="T25">Application </text:span><text:span text:style-name="T26">tasksel</text:span></text:p>
                        </text:list-item>
                        <text:list-item>
                          <text:p text:style-name="P8"><text:span text:style-name="T25">Sur un serveur → utilitaires standard du système uniquement</text:span></text:p>
                        </text:list-item>
                        <text:list-item>
                          <text:p text:style-name="P8"><text:span text:style-name="T25">Sur un poste client → environnement graphique de bur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9" draw:layer="layout" svg:width="33.33cm" svg:height="6.5cm" svg:x="0.66cm" svg:y="10.7cm">
          <text:list text:style-name="L2">
            <text:list-item>
              <text:p text:style-name="P8"><text:span text:style-name="T6">Environnement graphique KDE</text:span></text:p>
              <text:list>
                <text:list-item>
                  <text:list>
                    <text:list-item>
                      <text:p text:style-name="P8"><text:span text:style-name="T24">Depuis l'écran initial d'installation</text:span></text:p>
                      <text:list>
                        <text:list-item>
                          <text:p text:style-name="P8"><text:span text:style-name="T27">install tasks="kde-desktop, standard"</text:span></text:p>
                        </text:list-item>
                      </text:list>
                    </text:list-item>
                    <text:list-item>
                      <text:p text:style-name="P8"><text:span text:style-name="T24">Depuis un système déjà installé</text:span></text:p>
                      <text:list>
                        <text:list-item>
                          <text:p text:style-name="P8"><text:span text:style-name="T28">aptitude install kde-desktop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4" draw:layer="layout" svg:width="11.369cm" svg:height="12.568cm" svg:x="22.8cm" svg:y="5.432cm">
          <draw:image xlink:href="Pictures/1000020100000374000002C3DC5052E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Configuration du gestionnaire d'amorc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3.33cm" svg:height="14.3cm" svg:x="0.66cm" svg:y="3.7cm">
          <text:list text:style-name="L2">
            <text:list-item>
              <text:p text:style-name="P8"><text:span text:style-name="T6">GRUB → GRand Unified Bootloader </text:span></text:p>
              <text:list>
                <text:list-item>
                  <text:list>
                    <text:list-item>
                      <text:p text:style-name="P8"><text:span text:style-name="T12">Code exécuté avant l'initialisation d'un noyau</text:span></text:p>
                    </text:list-item>
                    <text:list-item>
                      <text:p text:style-name="P8"><text:span text:style-name="T18">Gestion «multi-boot» si plusieurs systèmes d'exploitation sont installés</text:span></text:p>
                    </text:list-item>
                    <text:list-item>
                      <text:p text:style-name="P8"><text:span text:style-name="T18">Installation «multi-boot» supplantée par la virtualis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4" draw:layer="layout" svg:width="22.861cm" svg:height="9.879cm" svg:x="6.2cm" svg:y="8.121cm">
          <draw:image xlink:href="Pictures/1000020100000374000002C395C5D69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33.33cm" svg:height="4.4cm" svg:x="0.66cm" svg:y="3.5cm">
          <text:list text:style-name="L2">
            <text:list-item>
              <text:p text:style-name="P8"><text:span text:style-name="T7">Initiation en mode console</text:span></text:p>
              <text:list>
                <text:list-item>
                  <text:list>
                    <text:list-item>
                      <text:p text:style-name="P8"><text:span text:style-name="T29">Ouvrir une console ou un terminal</text:span></text:p>
                    </text:list-item>
                    <text:list-item>
                      <text:p text:style-name="P8"><text:span text:style-name="T29">Passer en mode superutilisateur à l'aide de la commande </text:span><text:span text:style-name="T30">su</text:span></text:p>
                    </text:list-item>
                    <text:list-item>
                      <text:p text:style-name="P8"><text:span text:style-name="T29">Éditer le fichier </text:span><text:span text:style-name="T27">/etc/apt/sources.list</text:span><text:span text:style-name="T29"> avec </text:span><text:span text:style-name="T30">vi</text:span><text:span text:style-name="T29"> ou </text:span><text:span text:style-name="T30">nano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1" draw:layer="layout" svg:width="31.4cm" svg:height="6cm" svg:x="1.66cm" svg:y="8.2cm">
          <text:list text:style-name="L2">
            <text:list-header>
              <text:p text:style-name="P8"><text:span text:style-name="T31">deb http://ftp.fr.debian.org/debian/ testing main contrib non-free</text:span></text:p>
              <text:p text:style-name="P8"><text:span text:style-name="T31">#deb-src http://ftp.fr.debian.org/debian/ testing main contrib non-free</text:span></text:p>
              <text:p text:style-name="P8"><text:span text:style-name="T31">deb http://security.debian.org/ testing/updates main</text:span></text:p>
              <text:p text:style-name="P8"><text:span text:style-name="T31">#deb-src http://security.debian.org/ testing/updates</text:span></text:p>
              <text:p text:style-name="P8"><text:span text:style-name="T31"># Dépôt des paquets multimédia : mplayer, etc.</text:span></text:p>
              <text:p text:style-name="P8"><text:span text:style-name="T31">deb http://www.deb-multimedia.org testing main non-fre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9" draw:layer="layout" svg:width="33.33cm" svg:height="4.1cm" svg:x="0.66cm" svg:y="14.5cm">
          <text:list text:style-name="L2">
            <text:list-item>
              <text:list>
                <text:list-item>
                  <text:p text:style-name="P8"><text:span text:style-name="T29">Mise à jour du catalogue local des paquets</text:span></text:p>
                  <text:list>
                    <text:list-header>
                      <text:p text:style-name="P8"><text:span text:style-name="T27">aptitude update</text:span></text:p>
                    </text:list-header>
                  </text:list>
                </text:list-item>
                <text:list-item>
                  <text:p text:style-name="P8"><text:span text:style-name="T29">Installation des clés de validation du dépôt multimédia</text:span></text:p>
                  <text:list>
                    <text:list-header>
                      <text:p text:style-name="P8"><text:span text:style-name="T27">aptitude install debian-multimedia-keyring</text:span></text:p>
                    </text:list-header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tour sur la 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33.33cm" svg:height="4.7cm" svg:x="0.66cm" svg:y="3.5cm">
          <text:list text:style-name="L2">
            <text:list-item>
              <text:p text:style-name="P8"><text:span text:style-name="T7">Duplication du jeu de paquets d'un système à l'autre</text:span></text:p>
              <text:list>
                <text:list-item>
                  <text:list>
                    <text:list-item>
                      <text:p text:style-name="P8"><text:span text:style-name="T29">Installation «optimale» → processus long</text:span></text:p>
                    </text:list-item>
                    <text:list-item>
                      <text:p text:style-name="P8"><text:span text:style-name="T29">Duplication de la liste des paquets installés sans les configurations</text:span></text:p>
                    </text:list-item>
                    <text:list-item>
                      <text:p text:style-name="P8"><text:span text:style-name="T29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1" draw:layer="layout" svg:width="31.4cm" svg:height="2.3cm" svg:x="1.66cm" svg:y="10.9cm">
          <text:list text:style-name="L2">
            <text:list-header>
              <text:p text:style-name="P8"><text:span text:style-name="T27">$</text:span><text:span text:style-name="T31"> aptitude search \</text:span></text:p>
              <text:p text:style-name="P8"><text:span text:style-name="T31">'?installed?not(?automatic)'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9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29">Sur le système </text:span><text:span text:style-name="T32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59" draw:text-style-name="P11" draw:layer="layout" svg:width="31.4cm" svg:height="2.3cm" svg:x="1.66cm" svg:y="15.6cm">
          <text:list text:style-name="L2">
            <text:list-header>
              <text:p text:style-name="P8"><text:span text:style-name="T27">#</text:span><text:span text:style-name="T31"> aptitude install \</text:span></text:p>
              <text:p text:style-name="P8"><text:span text:style-name="T31">`zcat packages.txt.gz | sed 's/[ ^t]*$//g' | tr '\n' ' '`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9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29">Sur le système </text:span><text:span text:style-name="T32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3.33cm" svg:height="3.5cm" svg:x="0.66cm" svg:y="3.5cm">
          <text:list text:style-name="L2">
            <text:list-item>
              <text:p text:style-name="P8"><text:span text:style-name="T7">Initiation à la ligne de commande</text:span></text:p>
              <text:list>
                <text:list-item>
                  <text:list>
                    <text:list-item>
                      <text:p text:style-name="P8"><text:span text:style-name="T15">Ouvrir une console ou un terminal</text:span></text:p>
                    </text:list-item>
                    <text:list-item>
                      <text:p text:style-name="P8"><text:span text:style-name="T29">Utiliser les commandes </text:span><text:span text:style-name="T33">dmesg</text:span><text:span text:style-name="T29">, </text:span><text:span text:style-name="T33">less</text:span><text:span text:style-name="T34"> avec un tube ou </text:span><text:span text:style-name="T35">pipe</text:span><text:span text:style-name="T34">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1" draw:layer="layout" svg:width="31.4cm" svg:height="1.3cm" svg:x="1.66cm" svg:y="7.3cm">
          <text:list text:style-name="L2">
            <text:list-header>
              <text:p text:style-name="P8"><text:span text:style-name="T27">$</text:span><text:span text:style-name="T31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9" draw:layer="layout" svg:width="33.33cm" svg:height="1.4cm" svg:x="0.66cm" svg:y="13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29">Identifier la quantité de mémoire vive dispon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4" draw:text-style-name="P11" draw:layer="layout" svg:width="31.4cm" svg:height="2.3cm" svg:x="1.66cm" svg:y="15.6cm">
          <text:list text:style-name="L2">
            <text:list-header>
              <text:p text:style-name="P8"><text:span text:style-name="T31">Memory: 1014192k/1048564k available \</text:span></text:p>
              <text:p text:style-name="P8"><text:span text:style-name="T31">(3402k kernel code, 476k absent, 33896k reserved, 3330k data, 568k init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9" draw:layer="layout" svg:width="33.33cm" svg:height="1.301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a version du noyau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1" draw:layer="layout" svg:width="31.4cm" svg:height="3cm" svg:x="1.66cm" svg:y="10.5cm">
          <text:list text:style-name="L2">
            <text:list-header>
              <text:p text:style-name="P8"><text:span text:style-name="T31">Linux version 3.2.0-2-amd64 (Debian 3.2.15-1) \</text:span></text:p>
              <text:p text:style-name="P8"><text:span text:style-name="T31"><text:s/></text:span><text:span text:style-name="T31">(debian-kernel@lists.debian.org) (gcc version 4.6.3 (Debian 4.6.3-1) ) \</text:span></text:p>
              <text:p text:style-name="P8"><text:span text:style-name="T31"><text:s/></text:span><text:span text:style-name="T31">#1 SMP Sun Apr 15 16:47:38 UTC 2012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1" draw:layer="layout" svg:width="31.4cm" svg:height="1.3cm" svg:x="1.66cm" svg:y="7.3cm">
          <text:list text:style-name="L2">
            <text:list-header>
              <text:p text:style-name="P8"><text:span text:style-name="T27">$</text:span><text:span text:style-name="T31"> dmesg | les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68" draw:text-style-name="P11" draw:layer="layout" svg:width="31.4cm" svg:height="2.3cm" svg:x="1.66cm" svg:y="15.4cm">
          <text:list text:style-name="L2">
            <text:list-header>
              <text:p text:style-name="P8"><text:span text:style-name="T31">bnx2 0000:01:00.0: eth0: Broadcom NetXtreme II BCM5709 1000Base-T (C0) \</text:span></text:p>
              <text:p text:style-name="P8"><text:span text:style-name="T31">PCI Express found at mem d4000000, IRQ 36, node addr f0:4d:a2:01:e5:79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e process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1" draw:layer="layout" svg:width="31.4cm" svg:height="6.1cm" svg:x="1.66cm" svg:y="8.6cm">
          <text:list text:style-name="L2">
            <text:list-header>
              <text:p text:style-name="P8"><text:span text:style-name="T31">Intel(R) Gigabit Ethernet Network Driver - version 3.2.10-k</text:span></text:p>
              <text:p text:style-name="P8"><text:span text:style-name="T31">Copyright (c) 2007-2011 Intel Corporation.</text:span></text:p>
              <text:p text:style-name="P8"><text:span text:style-name="T31">igb 0000:07:00.0: PCI INT A -&gt; GSI 55 (level, low) -&gt; IRQ 55</text:span></text:p>
              <text:p text:style-name="P8"><text:span text:style-name="T31">setting latency timer to 64</text:span></text:p>
              <text:p text:style-name="P8"><text:span text:style-name="T31">irq 81 for MSI/MSI-X</text:span></text:p>
              <text:p text:style-name="P8"><text:span text:style-name="T31">irq 82 for MSI/MSI-X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1" draw:layer="layout" svg:width="31.4cm" svg:height="1.3cm" svg:x="1.66cm" svg:y="5.2cm">
          <text:list text:style-name="L2">
            <text:list-header>
              <text:p text:style-name="P8"><text:span text:style-name="T31">CPU0: Intel QEMU Virtual CPU version 1.0 stepping 03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9" draw:layer="layout" svg:width="33.33cm" svg:height="1.301cm" svg:x="0.66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e modèle d'interface réseau → </text:span><text:span text:style-name="T37">line car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9" draw:layer="layout" svg:width="33.33cm" svg:height="1.301cm" svg:x="0.66cm" svg:y="3.5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a technologie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1" draw:layer="layout" svg:width="31.4cm" svg:height="2.1cm" svg:x="1.66cm" svg:y="9.5cm">
          <text:list text:style-name="L2">
            <text:list-header>
              <text:p text:style-name="P8"><text:span text:style-name="T31">virtio-pci 0000:00:03.0: irq 44 for MSI/MSI-X</text:span></text:p>
              <text:p text:style-name="P8"><text:span text:style-name="T31">vda: vda1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1" draw:layer="layout" svg:width="31.4cm" svg:height="2.2cm" svg:x="1.66cm" svg:y="5.2cm">
          <text:list text:style-name="L2">
            <text:list-header>
              <text:p text:style-name="P8"><text:span text:style-name="T31">ata1: PATA max MWDMA2 cmd 0x1f0 ctl 0x3f6 bmdma 0xc100 irq 14</text:span></text:p>
              <text:p text:style-name="P8"><text:span text:style-name="T31">ata2: PATA max MWDMA2 cmd 0x170 ctl 0x376 bmdma 0xc108 irq 1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9" draw:layer="layout" svg:width="33.33cm" svg:height="1.301cm" svg:x="0.66cm" svg:y="7.7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Identifier les unités de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1" draw:layer="layout" svg:width="31.4cm" svg:height="6.8cm" svg:x="1.66cm" svg:y="11.8cm">
          <text:list text:style-name="L2">
            <text:list-header>
              <text:p text:style-name="P8"><text:span text:style-name="T31">scsi0 : LSI SAS based MegaRAID driver</text:span></text:p>
              <text:p text:style-name="P8"><text:span text:style-name="T31">megasas: 0x1000:0x0079:0x1028:0x1f17: bus 3:slot 0:func 0</text:span></text:p>
              <text:p text:style-name="P8"><text:span text:style-name="T31">megaraid_sas 0000:03:00.0: PCI INT A -&gt; GSI 16 (level, low) -&gt; IRQ 16</text:span></text:p>
              <text:p text:style-name="P8"><text:span text:style-name="T31">megaraid_sas 0000:03:00.0: setting latency timer to 64</text:span></text:p>
              <text:p text:style-name="P8"><text:span text:style-name="T31">megasas: FW now in Ready state</text:span></text:p>
              <text:p text:style-name="P8"><text:span text:style-name="T31">megaraid_sas 0000:03:00.0: irq 90 for MSI/MSI-X</text:span></text:p>
              <text:p text:style-name="P8"><text:span text:style-name="T31">scsi 0:0:0:0: Direct-Access <text:s text:c="4"/>SEAGATE <text:s/>ST32000444SS <text:s text:c="4"/>KS68 PQ: 0 ANSI: 5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44.8169386854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9" draw:layer="layout" svg:width="33.33cm" svg:height="3.9cm" svg:x="0.66cm" svg:y="3.6cm">
          <text:list text:style-name="L2">
            <text:list-item>
              <text:p text:style-name="P8"><text:span text:style-name="T7">Initiation à la ligne de commande</text:span></text:p>
              <text:list>
                <text:list-item>
                  <text:list>
                    <text:list-item>
                      <text:p text:style-name="P8"><text:span text:style-name="T29">Utiliser les commandes </text:span><text:span text:style-name="T33">lspci</text:span><text:span text:style-name="T34"> et </text:span><text:span text:style-name="T33">lsusb</text:span></text:p>
                    </text:list-item>
                    <text:list-item>
                      <text:p text:style-name="P8"><text:span text:style-name="T30">Liste des périphériques connectés aux bus du syst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custom-shape draw:style-name="gr79" draw:text-style-name="P11" draw:layer="layout" svg:width="31.4cm" svg:height="8.9cm" svg:x="1.66cm" svg:y="8.1cm">
          <text:list text:style-name="L2">
            <text:list-header>
              <text:p text:style-name="P8"><text:span text:style-name="T27">$</text:span><text:span text:style-name="T31"> lspci</text:span></text:p>
              <text:p text:style-name="P8"><text:span text:style-name="T31">00:00.0 Host bridge: Intel Corporation 440FX - 82441FX PMC [Natoma] (rev 02)</text:span></text:p>
              <text:p text:style-name="P8"><text:span text:style-name="T31">00:01.0 ISA bridge: Intel Corporation 82371SB PIIX3 ISA [Natoma/Triton II]</text:span></text:p>
              <text:p text:style-name="P8"><text:span text:style-name="T31">00:01.1 IDE interface: Intel Corporation 82371SB PIIX3 IDE [Natoma/Triton II]</text:span></text:p>
              <text:p text:style-name="P8"><text:span text:style-name="T31">00:01.2 USB controller: Intel Corporation 82371SB PIIX3 USB [Natoma/Triton II]</text:span></text:p>
              <text:p text:style-name="P8"><text:span text:style-name="T31">00:01.3 Bridge: Intel Corporation 82371AB/EB/MB PIIX4 ACPI (rev 03)</text:span></text:p>
              <text:p text:style-name="P8"><text:span text:style-name="T31">00:02.0 VGA compatible controller: Cirrus Logic GD 5446</text:span></text:p>
              <text:p text:style-name="P8"><text:span text:style-name="T31">00:03.0 Ethernet controller: Red Hat, Inc Virtio network device</text:span></text:p>
              <text:p text:style-name="P8"><text:span text:style-name="T31">00:04.0 SCSI storage controller: Red Hat, Inc Virtio block devic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33.33cm" svg:height="2.6cm" svg:x="0.66cm" svg:y="3.5cm">
          <text:list text:style-name="L2">
            <text:list-item>
              <text:p text:style-name="P8"><text:span text:style-name="T7">Initiation à la ligne de commande</text:span></text:p>
              <text:list>
                <text:list-item>
                  <text:list>
                    <text:list-item>
                      <text:p text:style-name="P8"><text:span text:style-name="T29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1" draw:layer="layout" svg:width="31.4cm" svg:height="12.69cm" svg:x="1.6cm" svg:y="6.3cm">
          <text:list text:style-name="L2">
            <text:list-header>
              <text:p text:style-name="P8"><text:span text:style-name="T27">$</text:span><text:span text:style-name="T31"> cat /proc/cpuinfo</text:span></text:p>
              <text:p text:style-name="P13"><text:span text:style-name="T38">processor <text:s text:c="6"/>: 0</text:span></text:p>
              <text:p text:style-name="P13"><text:span text:style-name="T38">vendor_id <text:s text:c="6"/>: GenuineIntel</text:span></text:p>
              <text:p text:style-name="P13"><text:span text:style-name="T38">cpu family <text:s text:c="5"/>: 6</text:span></text:p>
              <text:p text:style-name="P13"><text:span text:style-name="T38">model <text:s text:c="10"/>: 2</text:span></text:p>
              <text:p text:style-name="P13"><text:span text:style-name="T38">model name <text:s text:c="5"/>: QEMU Virtual CPU version 1.0</text:span></text:p>
              <text:p text:style-name="P13"><text:span text:style-name="T38">stepping <text:s text:c="7"/>: 3</text:span></text:p>
              <text:p text:style-name="P13"><text:span text:style-name="T38">microcode <text:s text:c="6"/>: 0x1</text:span></text:p>
              <text:p text:style-name="P13"><text:span text:style-name="T38">cpu MHz <text:s text:c="8"/>: 2394.560</text:span></text:p>
              <text:p text:style-name="P13"><text:span text:style-name="T38">cache size <text:s text:c="5"/>: 4096 KB</text:span></text:p>
              <text:p text:style-name="P13"><text:span text:style-name="T38">fpu <text:s text:c="12"/>: yes</text:span></text:p>
              <text:p text:style-name="P13"><text:span text:style-name="T38">fpu_exception <text:s text:c="2"/>: yes</text:span></text:p>
              <text:p text:style-name="P13"><text:span text:style-name="T38">cpuid level <text:s text:c="4"/>: 4</text:span></text:p>
              <text:p text:style-name="P13"><text:span text:style-name="T38">wp <text:s text:c="13"/>: yes</text:span></text:p>
              <text:p text:style-name="P13"><text:span text:style-name="T38">flags <text:s text:c="10"/>: fpu de pse tsc msr pae mce cx8 apic sep mtrr pge mca cmov pse36 clflush mmx fxsr \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3"><text:span text:style-name="T38">sse sse2 syscall nx lm rep_good nopl pni cx16 popcnt hypervisor lahf_lm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3"><text:span text:style-name="T38">bogomips <text:s text:c="7"/>: 4789.12</text:span></text:p>
              <text:p text:style-name="P13"><text:span text:style-name="T38">clflush size <text:s text:c="3"/>: 64</text:span></text:p>
              <text:p text:style-name="P13"><text:span text:style-name="T38">cache_alignment : 64</text:span></text:p>
              <text:p text:style-name="P13"><text:span text:style-name="T38">address sizes <text:s text:c="2"/>: 40 bits physical, 48 bits virtual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9" draw:layer="layout" svg:width="13.34cm" svg:height="3.501cm" svg:x="16.8cm" svg:y="6.899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Attributs du processeur</text:span></text:p>
                    </text:list-item>
                    <text:list-item>
                      <text:p text:style-name="P8"><text:span text:style-name="T36">Machine virtuelle → QEMU</text:span></text:p>
                    </text:list-item>
                    <text:list-item>
                      <text:p text:style-name="P8"><text:span text:style-name="T36">Architecture 64bits → lm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Identification des 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9" draw:layer="layout" svg:width="33.33cm" svg:height="2.6cm" svg:x="0.66cm" svg:y="3.5cm">
          <text:list text:style-name="L2">
            <text:list-item>
              <text:p text:style-name="P8"><text:span text:style-name="T7">Initiation à la ligne de commande</text:span></text:p>
              <text:list>
                <text:list-item>
                  <text:list>
                    <text:list-item>
                      <text:p text:style-name="P8"><text:span text:style-name="T29">Arborescence /proc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11" draw:layer="layout" svg:width="31.4cm" svg:height="12.1cm" svg:x="1.6cm" svg:y="6.3cm">
          <text:list text:style-name="L2">
            <text:list-header>
              <text:p text:style-name="P13"><text:span text:style-name="T27">$</text:span><text:span text:style-name="T31"> cat /proc/interrupts</text:span></text:p>
              <text:p text:style-name="P13"><text:span text:style-name="T38"><text:s text:c="11"/></text:span><text:span text:style-name="T38">CPU0 <text:s text:c="6"/>CPU1 <text:s text:c="6"/></text:span></text:p>
              <text:p text:style-name="P13"><text:span text:style-name="T38"><text:s text:c="2"/></text:span><text:span text:style-name="T38">0: <text:s text:c="8"/>29 <text:s text:c="9"/>1 <text:s text:c="2"/>IO-APIC-edge <text:s text:c="5"/>timer</text:span></text:p>
              <text:p text:style-name="P13"><text:span text:style-name="T38"><text:s text:c="2"/></text:span><text:span text:style-name="T38">1: <text:s text:c="9"/>1 <text:s text:c="9"/>8 <text:s text:c="2"/>IO-APIC-edge <text:s text:c="5"/>i8042</text:span></text:p>
              <text:p text:style-name="P13"><text:span text:style-name="T38"><text:s text:c="2"/></text:span><text:span text:style-name="T38">6: <text:s text:c="9"/>0 <text:s text:c="9"/>2 <text:s text:c="2"/>IO-APIC-edge <text:s text:c="5"/>floppy</text:span></text:p>
              <text:p text:style-name="P13"><text:span text:style-name="T38"><text:s text:c="2"/></text:span><text:span text:style-name="T38">7: <text:s text:c="9"/>0 <text:s text:c="9"/>0 <text:s text:c="2"/>IO-APIC-edge <text:s text:c="5"/>parport0</text:span></text:p>
              <text:p text:style-name="P13"><text:span text:style-name="T38"><text:s text:c="2"/></text:span><text:span text:style-name="T38">8: <text:s text:c="9"/>0 <text:s text:c="9"/>1 <text:s text:c="2"/>IO-APIC-edge <text:s text:c="5"/>rtc0</text:span></text:p>
              <text:p text:style-name="P13"><text:span text:style-name="T38"><text:s text:c="2"/></text:span><text:span text:style-name="T38">9: <text:s text:c="9"/>0 <text:s text:c="9"/>0 <text:s text:c="2"/>IO-APIC-fasteoi <text:s text:c="2"/>acpi</text:span></text:p>
              <text:p text:style-name="P13"><text:span text:style-name="T38"><text:s/></text:span><text:span text:style-name="T38">11: <text:s text:c="8"/>11 <text:s text:c="8"/>11 <text:s text:c="2"/>IO-APIC-fasteoi <text:s text:c="2"/>uhci_hcd:usb1</text:span></text:p>
              <text:p text:style-name="P13"><text:span text:style-name="T38"><text:s/></text:span><text:span text:style-name="T38">12: <text:s text:c="8"/>65 <text:s text:c="8"/>56 <text:s text:c="2"/>IO-APIC-edge <text:s text:c="5"/>i8042</text:span></text:p>
              <text:p text:style-name="P13"><text:span text:style-name="T38"><text:s/></text:span><text:span text:style-name="T38">14: <text:s text:c="9"/>0 <text:s text:c="9"/>0 <text:s text:c="2"/>IO-APIC-edge <text:s text:c="5"/>ata_piix</text:span></text:p>
              <text:p text:style-name="P13"><text:span text:style-name="T38"><text:s/></text:span><text:span text:style-name="T38">15: <text:s text:c="8"/>35 <text:s text:c="8"/>41 <text:s text:c="2"/>IO-APIC-edge <text:s text:c="5"/>ata_piix</text:span></text:p>
              <text:p text:style-name="P13"><text:span text:style-name="T38"><text:s/></text:span><text:span text:style-name="T38">40: <text:s text:c="9"/>0 <text:s text:c="9"/>0 <text:s text:c="2"/>PCI-MSI-edge <text:s text:c="5"/>virtio1-config</text:span></text:p>
              <text:p text:style-name="P13"><text:span text:style-name="T38"><text:s/></text:span><text:span text:style-name="T38">41: <text:s text:c="6"/>1959 <text:s text:c="6"/>1969 <text:s text:c="2"/>PCI-MSI-edge <text:s text:c="5"/>virtio1-requests</text:span></text:p>
              <text:p text:style-name="P13"><text:span text:style-name="T38"><text:s/></text:span><text:span text:style-name="T38">42: <text:s text:c="9"/>0 <text:s text:c="9"/>0 <text:s text:c="2"/>PCI-MSI-edge <text:s text:c="5"/>virtio0-config</text:span></text:p>
              <text:p text:style-name="P13"><text:span text:style-name="T38"><text:s/></text:span><text:span text:style-name="T38">43: <text:s text:c="5"/>11519 <text:s text:c="5"/>11505 <text:s text:c="2"/>PCI-MSI-edge <text:s text:c="5"/>virtio0-input</text:span></text:p>
              <text:p text:style-name="P13"><text:span text:style-name="T38">NMI: <text:s text:c="9"/>0 <text:s text:c="9"/>0 <text:s text:c="2"/>Non-maskable interrupts</text:span></text:p>
              <text:p text:style-name="P13"><text:span text:style-name="T38">LOC: <text:s text:c="5"/>16409 <text:s text:c="5"/>15641 <text:s text:c="2"/>Local timer interrupts</text:span></text:p>
              <text:p text:style-name="P13"><text:span text:style-name="T38">SPU: <text:s text:c="9"/>0 <text:s text:c="9"/>0 <text:s text:c="2"/>Spurious interrupts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9" draw:layer="layout" svg:width="12.2cm" svg:height="4.4cm" svg:x="19.8cm" svg:y="6.8cm">
          <text:list text:style-name="L2">
            <text:list-item>
              <text:list>
                <text:list-item>
                  <text:list>
                    <text:list-item>
                      <text:p text:style-name="P8"><text:span text:style-name="T36">Affectations des vecteurs</text:span></text:p>
                      <text:p text:style-name="P8"><text:span text:style-name="T36">d'interruptions</text:span></text:p>
                    </text:list-item>
                    <text:list-item>
                      <text:p text:style-name="P8"><text:span text:style-name="T36">Un vecteur unique par</text:span></text:p>
                      <text:p text:style-name="P8"><text:span text:style-name="T36">fonc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Bilan séance 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9" draw:layer="layout" svg:width="33.33cm" svg:height="14.8cm" svg:x="0.66cm" svg:y="3.6cm">
          <text:list text:style-name="L2">
            <text:list-item>
              <text:p text:style-name="P8"><text:span text:style-name="T6">Installation de la distribution Debian GNU/Linux</text:span></text:p>
              <text:list>
                <text:list-item>
                  <text:list>
                    <text:list-item>
                      <text:p text:style-name="P8"><text:span text:style-name="T10">Trop Facile ! </text:span></text:p>
                    </text:list-item>
                    <text:list-item>
                      <text:p text:style-name="P8"><text:span text:style-name="T10">H</text:span><text:span text:style-name="T39">istoire «continue» depuis 1993</text:span></text:p>
                    </text:list-item>
                    <text:list-item>
                      <text:p text:style-name="P8"><text:span text:style-name="T39">Contexte métier =&gt; connaissances</text:span></text:p>
                      <text:list>
                        <text:list-item>
                          <text:p text:style-name="P8"><text:span text:style-name="T29">Architectures petits/grands systèmes</text:span></text:p>
                        </text:list-item>
                        <text:list-item>
                          <text:p text:style-name="P8"><text:span text:style-name="T29">Stratégies de stockage</text:span></text:p>
                        </text:list-item>
                        <text:list-item>
                          <text:p text:style-name="P8"><text:span text:style-name="T29">Interfaces réseau</text:span></text:p>
                        </text:list-item>
                      </text:list>
                    </text:list-item>
                    <text:list-item>
                      <text:p text:style-name="P8"><text:span text:style-name="T10">Gestion des paquets</text:span></text:p>
                      <text:list>
                        <text:list-item>
                          <text:p text:style-name="P8"><text:span text:style-name="T15">Pièce maîtresse de l'administration système</text:span></text:p>
                        </text:list-item>
                        <text:list-item>
                          <text:p text:style-name="P8"><text:span text:style-name="T15">Objet de la séance 3</text:span></text:p>
                        </text:list-item>
                      </text:list>
                    </text:list-item>
                    <text:list-item>
                      <text:p text:style-name="P14"><text:span text:style-name="T39">Identification des composants matériels</text:span></text:p>
                      <text:list>
                        <text:list-item>
                          <text:p text:style-name="P14"><text:span text:style-name="T15">Caractérisation des performances attendues</text:span></text:p>
                        </text:list-item>
                        <text:list-item>
                          <text:p text:style-name="P14"><text:span text:style-name="T15">CD/DVD Knoppix sur les installations avec un système différent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9.14cm" svg:height="12cm" svg:x="23.86cm" svg:y="5.3cm">
          <draw:image xlink:href="Pictures/1000000000000215000002BC1A91F00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17" draw:text-style-name="P4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4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9" draw:layer="layout" svg:width="33.33cm" svg:height="14.4cm" svg:x="0.66cm" svg:y="3.6cm">
          <text:list text:style-name="L2">
            <text:list-item>
              <text:list>
                <text:list-item>
                  <text:p text:style-name="P8"><text:span text:style-name="T7">Cahier de l’Admin Debian</text:span></text:p>
                  <text:list>
                    <text:list-item>
                      <text:p text:style-name="P8"><text:span text:style-name="T8"><text:a xlink:href="http://raphaelhertzog.fr/livre/cahier-admin-debian/">http://raphaelhertzog.fr/livre/cahier-admin-debian/</text:a></text:span></text:p>
                    </text:list-item>
                    <text:list-item>
                      <text:p text:style-name="P8"><text:span text:style-name="T8">http://debian-handbook.info/</text:span></text:p>
                    </text:list-item>
                  </text:list>
                </text:list-item>
                <text:list-item>
                  <text:p text:style-name="P8"><text:span text:style-name="T7">Formation Debian GNU/Linux</text:span></text:p>
                  <text:list>
                    <text:list-item>
                      <text:p text:style-name="P8"><text:span text:style-name="T8">http://formation-debian.via.ecp.fr/</text:span></text:p>
                    </text:list-item>
                  </text:list>
                </text:list-item>
                <text:list-item>
                  <text:p text:style-name="P8"><text:span text:style-name="T7">Manuel d'installation Debian</text:span></text:p>
                  <text:list>
                    <text:list-item>
                      <text:p text:style-name="P8"><text:span text:style-name="T8">http://www.debian.org/releases/stable/installmanual</text:span></text:p>
                    </text:list-item>
                  </text:list>
                </text:list-item>
              </text:list>
            </text:list-item>
          </text:list>
          <text:p text:style-name="P8"><text:span text:style-name="T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66cm" svg:height="1cm" svg:x="27.1cm" svg:y="18.3cm">
          <text:p text:style-name="P2"><text:span text:style-name="T5">inetdoc.net - </text:span><text:span text:style-name="T5"><text:page-number>11</text:page-number></text:span><text:span text:style-name="T5">/</text:span><text:span text:style-name="T5"><text:page-count>3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809cm" svg:height="4.469cm" svg:x="22cm" svg:y="4.531cm">
          <draw:image xlink:href="Pictures/1000020100000096000000B00DF58A83.png" xlink:type="simple" xlink:show="embed" xlink:actuate="onLoad">
            <text:p/>
          </draw:image>
        </draw:frame>
        <draw:frame draw:style-name="gr5" draw:text-style-name="P4" draw:layer="layout" svg:width="4.532cm" svg:height="5.861cm" svg:x="26.868cm" svg:y="7.6cm">
          <draw:image xlink:href="Pictures/10000201000000E80000012C1F39527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2-05-28T14:52:42</dc:date>
    <meta:editing-duration>P1DT12H46M29S</meta:editing-duration>
    <meta:editing-cycles>212</meta:editing-cycles>
    <meta:generator>LibreOffice/3.5$Linux_X86_64 LibreOffice_project/350m1$Build-2</meta:generator>
    <meta:document-statistic meta:object-count="352"/>
  </office:meta>
</office:document-meta>
</file>